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text-properties style:font-name="Calibri" style:font-name-complex="Calibri" style:font-weight-complex="bold" fo:font-size="12pt" style:font-size-asian="12pt" style:font-size-complex="12pt"/>
    </style:style>
    <style:style style:name="P2" style:parent-style-name="Standard" style:family="paragraph">
      <style:paragraph-properties fo:margin-top="0.1666in" fo:line-height="0.1666in"/>
    </style:style>
    <style:style style:name="T3" style:parent-style-name="DefaultParagraphFont" style:family="text">
      <style:text-properties style:font-name="Calibri" style:font-name-complex="Calibri" style:font-weight-complex="bold" fo:font-size="12pt" style:font-size-asian="12pt" style:font-size-complex="12pt"/>
    </style:style>
    <style:style style:name="T4"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T5"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6" style:parent-style-name="Standard" style:family="paragraph">
      <style:paragraph-properties fo:line-height="0.1666in"/>
    </style:style>
    <style:style style:name="T7" style:parent-style-name="DefaultParagraphFont" style:family="text">
      <style:text-properties style:font-name="Calibri" style:font-name-complex="Calibri" style:font-weight-complex="bold" fo:font-size="12pt" style:font-size-asian="12pt" style:font-size-complex="12pt"/>
    </style:style>
    <style:style style:name="T8"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T9"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10" style:parent-style-name="Standard" style:family="paragraph">
      <style:paragraph-properties fo:margin-bottom="0.0833in" fo:line-height="0.1666in"/>
      <style:text-properties style:font-name="Calibri" style:font-name-complex="Calibri" style:font-weight-complex="bold" fo:font-size="12pt" style:font-size-asian="12pt" style:font-size-complex="12pt"/>
    </style:style>
    <style:style style:name="P11" style:parent-style-name="Standard" style:family="paragraph">
      <style:paragraph-properties fo:line-height="0.1666in"/>
    </style:style>
    <style:style style:name="T12" style:parent-style-name="Internetlink" style:family="text">
      <style:text-properties style:font-name="Calibri" style:font-name-complex="Calibri" style:font-weight-complex="bold" fo:font-size="12pt" style:font-size-asian="12pt" style:font-size-complex="12pt"/>
    </style:style>
    <style:style style:name="T13" style:parent-style-name="DefaultParagraphFont" style:family="text">
      <style:text-properties style:font-name="Calibri" style:font-name-complex="Calibri" style:font-weight-complex="bold" fo:font-size="12pt" style:font-size-asian="12pt" style:font-size-complex="12pt"/>
    </style:style>
    <style:style style:name="T14" style:parent-style-name="DefaultParagraphFont" style:family="text">
      <style:text-properties style:font-name="Calibri" style:font-name-complex="Calibri" style:font-weight-complex="bold" fo:font-size="12pt" style:font-size-asian="12pt" style:font-size-complex="12pt"/>
    </style:style>
    <style:style style:name="P15" style:parent-style-name="Standard" style:family="paragraph">
      <style:paragraph-properties fo:line-height="0.1666in"/>
    </style:style>
    <style:style style:name="T16" style:parent-style-name="Internetlink" style:family="text">
      <style:text-properties style:font-name="Calibri" style:font-name-complex="Calibri" style:font-weight-complex="bold" fo:font-size="12pt" style:font-size-asian="12pt" style:font-size-complex="12pt"/>
    </style:style>
    <style:style style:name="T17" style:parent-style-name="Internetlink" style:family="text">
      <style:text-properties style:font-name="Calibri" style:font-name-complex="Calibri" style:font-weight-complex="bold" fo:font-size="12pt" style:font-size-asian="12pt" style:font-size-complex="12pt"/>
    </style:style>
    <style:style style:name="T18" style:parent-style-name="DefaultParagraphFont" style:family="text">
      <style:text-properties style:font-name="Calibri" style:font-name-complex="Calibri" style:font-weight-complex="bold" fo:font-size="12pt" style:font-size-asian="12pt" style:font-size-complex="12pt"/>
    </style:style>
    <style:style style:name="P19" style:parent-style-name="Standard" style:family="paragraph">
      <style:paragraph-properties fo:line-height="0.1666in"/>
    </style:style>
    <style:style style:name="T20" style:parent-style-name="Internetlink" style:family="text">
      <style:text-properties style:font-name="Calibri" style:font-name-complex="Calibri" style:font-weight-complex="bold" fo:font-size="12pt" style:font-size-asian="12pt" style:font-size-complex="12pt"/>
    </style:style>
    <style:style style:name="T21" style:parent-style-name="Internetlink" style:family="text">
      <style:text-properties style:font-name="Calibri" style:font-name-complex="Calibri" style:font-weight-complex="bold" fo:font-size="12pt" style:font-size-asian="12pt" style:font-size-complex="12pt"/>
    </style:style>
    <style:style style:name="T22" style:parent-style-name="DefaultParagraphFont" style:family="text">
      <style:text-properties style:font-name="Calibri" style:font-name-complex="Calibri" style:font-weight-complex="bold" fo:font-size="12pt" style:font-size-asian="12pt" style:font-size-complex="12pt"/>
    </style:style>
    <style:style style:name="P23" style:parent-style-name="Standard" style:family="paragraph">
      <style:paragraph-properties fo:margin-top="0.1666in" fo:line-height="0.1666in"/>
    </style:style>
    <style:style style:name="T24"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T25"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T26"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27" style:parent-style-name="Standard" style:family="paragraph">
      <style:paragraph-properties fo:line-height="0.1666in"/>
    </style:style>
    <style:style style:name="T28" style:parent-style-name="DefaultParagraphFont" style:family="text">
      <style:text-properties style:font-name="Calibri" style:font-name-complex="Calibri" style:font-weight-complex="bold" fo:font-size="12pt" style:font-size-asian="12pt" style:font-size-complex="12pt"/>
    </style:style>
    <style:style style:name="T29"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T30"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31" style:parent-style-name="Standard" style:family="paragraph">
      <style:paragraph-properties fo:line-height="0.1666in"/>
    </style:style>
    <style:style style:name="T32" style:parent-style-name="DefaultParagraphFont" style:family="text">
      <style:text-properties style:font-name="Calibri" style:font-name-complex="Calibri" style:font-weight-complex="bold" fo:font-size="12pt" style:font-size-asian="12pt" style:font-size-complex="12pt"/>
    </style:style>
    <style:style style:name="T33" style:parent-style-name="DefaultParagraphFont" style:family="text">
      <style:text-properties style:font-name="Calibri" style:font-name-complex="Calibri" style:font-weight-complex="bold" fo:font-size="12pt" style:font-size-asian="12pt" style:font-size-complex="12pt"/>
    </style:style>
    <style:style style:name="T34"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T35"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36" style:parent-style-name="Standard" style:family="paragraph">
      <style:paragraph-properties fo:line-height="0.1666in"/>
    </style:style>
    <style:style style:name="T37" style:parent-style-name="DefaultParagraphFont" style:family="text">
      <style:text-properties style:font-name="Calibri" style:font-name-complex="Calibri" style:font-weight-complex="bold" fo:font-size="12pt" style:font-size-asian="12pt" style:font-size-complex="12pt"/>
    </style:style>
    <style:style style:name="T38" style:parent-style-name="DefaultParagraphFont" style:family="text">
      <style:text-properties style:font-name="Calibri" style:font-name-complex="Calibri" style:font-weight-complex="bold" fo:font-size="12pt" style:font-size-asian="12pt" style:font-size-complex="12pt"/>
    </style:style>
    <style:style style:name="T39"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T40"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41" style:parent-style-name="Standard" style:family="paragraph">
      <style:paragraph-properties fo:line-height="0.1666in"/>
    </style:style>
    <style:style style:name="T42" style:parent-style-name="DefaultParagraphFont" style:family="text">
      <style:text-properties style:font-name="Calibri" style:font-name-complex="Calibri" style:font-weight-complex="bold" fo:font-size="12pt" style:font-size-asian="12pt" style:font-size-complex="12pt"/>
    </style:style>
    <style:style style:name="T43" style:parent-style-name="Internetlink" style:family="text">
      <style:text-properties style:font-name="Calibri" style:font-name-complex="Calibri" style:font-weight-complex="bold" fo:font-size="12pt" style:font-size-asian="12pt" style:font-size-complex="12pt"/>
    </style:style>
    <style:style style:name="T44" style:parent-style-name="DefaultParagraphFont" style:family="text">
      <style:text-properties style:font-name="Calibri" style:font-name-complex="Calibri" style:font-weight-complex="bold" fo:font-size="12pt" style:font-size-asian="12pt" style:font-size-complex="12pt"/>
    </style:style>
    <style:style style:name="T45" style:parent-style-name="DefaultParagraphFont" style:family="text">
      <style:text-properties style:font-name="Calibri" style:font-name-complex="Calibri" style:font-weight-complex="bold" fo:font-size="12pt" style:font-size-asian="12pt" style:font-size-complex="12pt"/>
    </style:style>
    <style:style style:name="P46" style:parent-style-name="Standard" style:family="paragraph">
      <style:paragraph-properties fo:line-height="0.1666in"/>
    </style:style>
    <style:style style:name="T47" style:parent-style-name="DefaultParagraphFont" style:family="text">
      <style:text-properties style:font-name="Calibri" style:font-name-complex="Calibri" style:font-weight-complex="bold" fo:font-size="12pt" style:font-size-asian="12pt" style:font-size-complex="12pt"/>
    </style:style>
    <style:style style:name="T48" style:parent-style-name="Internetlink" style:family="text">
      <style:text-properties style:font-name="Calibri" style:font-name-complex="Calibri" style:font-weight-complex="bold" fo:font-size="12pt" style:font-size-asian="12pt" style:font-size-complex="12pt"/>
    </style:style>
    <style:style style:name="T49"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50" style:parent-style-name="Standard" style:family="paragraph">
      <style:paragraph-properties fo:line-height="0.1666in"/>
    </style:style>
    <style:style style:name="T51" style:parent-style-name="DefaultParagraphFont" style:family="text">
      <style:text-properties style:font-name="Calibri" style:font-name-complex="Calibri" style:font-weight-complex="bold" fo:font-size="12pt" style:font-size-asian="12pt" style:font-size-complex="12pt"/>
    </style:style>
    <style:style style:name="T52" style:parent-style-name="Internetlink" style:family="text">
      <style:text-properties style:font-name="Calibri" style:font-name-complex="Calibri" style:font-weight-complex="bold" fo:font-size="12pt" style:font-size-asian="12pt" style:font-size-complex="12pt"/>
    </style:style>
    <style:style style:name="T53"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54" style:parent-style-name="Standard" style:family="paragraph">
      <style:paragraph-properties fo:line-height="0.1666in"/>
    </style:style>
    <style:style style:name="T55" style:parent-style-name="DefaultParagraphFont" style:family="text">
      <style:text-properties style:font-name="Calibri" style:font-name-complex="Calibri" style:font-weight-complex="bold" fo:font-size="12pt" style:font-size-asian="12pt" style:font-size-complex="12pt"/>
    </style:style>
    <style:style style:name="T56" style:parent-style-name="DefaultParagraphFont" style:family="text">
      <style:text-properties style:font-name="Calibri" style:font-name-complex="Calibri" style:font-weight-complex="bold" fo:font-size="12pt" style:font-size-asian="12pt" style:font-size-complex="12pt"/>
    </style:style>
    <style:style style:name="T57" style:parent-style-name="Internetlink" style:family="text">
      <style:text-properties style:font-name="Calibri" style:font-name-complex="Calibri" style:font-weight-complex="bold" fo:font-size="12pt" style:font-size-asian="12pt" style:font-size-complex="12pt"/>
    </style:style>
    <style:style style:name="T58"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59" style:parent-style-name="Standard" style:family="paragraph">
      <style:paragraph-properties fo:line-height="0.1666in"/>
    </style:style>
    <style:style style:name="T60" style:parent-style-name="DefaultParagraphFont" style:family="text">
      <style:text-properties style:font-name="Calibri" style:font-name-complex="Calibri" style:font-weight-complex="bold" fo:font-size="12pt" style:font-size-asian="12pt" style:font-size-complex="12pt"/>
    </style:style>
    <style:style style:name="T61" style:parent-style-name="Internetlink" style:family="text">
      <style:text-properties style:font-name="Calibri" style:font-name-complex="Calibri" style:font-weight-complex="bold" fo:font-size="12pt" style:font-size-asian="12pt" style:font-size-complex="12pt"/>
    </style:style>
    <style:style style:name="T62"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63" style:parent-style-name="Standard" style:family="paragraph">
      <style:paragraph-properties fo:line-height="0.1666in"/>
      <style:text-properties style:font-name="Calibri" style:font-name-complex="Calibri" style:font-weight-complex="bold" fo:font-size="12pt" style:font-size-asian="12pt" style:font-size-complex="12pt"/>
    </style:style>
    <style:style style:name="P64" style:parent-style-name="ListParagraph" style:family="paragraph">
      <style:paragraph-properties fo:margin-top="0.1666in" fo:line-height="0.1666in"/>
    </style:style>
    <style:style style:name="T65"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T66"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67" style:parent-style-name="ListParagraph" style:family="paragraph">
      <style:paragraph-properties fo:margin-top="0.1666in" fo:margin-bottom="0.1666in" fo:line-height="0.1666in"/>
    </style:style>
    <style:style style:name="T68"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69" style:parent-style-name="ListParagraph" style:family="paragraph">
      <style:paragraph-properties fo:margin-top="0.1666in" fo:margin-bottom="0.1666in" fo:line-height="0.1666in"/>
    </style:style>
    <style:style style:name="T70"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T71" style:parent-style-name="DefaultParagraphFont" style:family="text">
      <style:text-properties style:font-name="Calibri" style:font-name-complex="Calibri" style:font-weight-complex="bold" fo:font-size="12pt" style:font-size-asian="12pt" style:font-size-complex="12pt"/>
    </style:style>
    <style:style style:name="P72" style:parent-style-name="ListParagraph" style:family="paragraph">
      <style:paragraph-properties fo:margin-top="0.1666in" fo:margin-bottom="0.1666in" fo:line-height="0.1666in"/>
    </style:style>
    <style:style style:name="T73" style:parent-style-name="DefaultParagraphFont" style:family="text">
      <style:text-properties style:font-name="Calibri" style:font-name-complex="Calibri" style:font-weight-complex="bold" fo:color="#1155CC" fo:font-size="12pt" style:font-size-asian="12pt" style:font-size-complex="12pt" style:text-underline-type="single" style:text-underline-style="solid" style:text-underline-width="auto" style:text-underline-mode="continuous"/>
    </style:style>
    <style:style style:name="P74"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75"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76" style:parent-style-name="Standard" style:family="paragraph">
      <style:paragraph-properties fo:margin-top="0.1666in" fo:margin-bottom="0.1666in"/>
    </style:style>
    <style:style style:name="T77" style:parent-style-name="DefaultParagraphFont" style:family="text">
      <style:text-properties style:font-name="Calibri" style:font-name-complex="Calibri" style:font-weight-complex="bold" fo:font-size="12pt" style:font-size-asian="12pt" style:font-size-complex="12pt"/>
    </style:style>
    <style:style style:name="T78"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79"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80" style:parent-style-name="NormalWeb" style:family="paragraph">
      <style:paragraph-properties style:vertical-align="baseline" fo:margin-top="0in" fo:margin-bottom="0in" fo:background-color="#FFFFFF"/>
    </style:style>
    <style:style style:name="T81" style:parent-style-name="DefaultParagraphFont" style:family="text">
      <style:text-properties style:font-name="Calibri" style:font-name-complex="Calibri" style:font-weight-complex="bold"/>
    </style:style>
    <style:style style:name="T82" style:parent-style-name="DefaultParagraphFont" style:family="text">
      <style:text-properties style:font-name="Calibri" style:font-name-complex="Calibri" style:font-weight-complex="bold" fo:color="#444444"/>
    </style:style>
    <style:style style:name="P83" style:parent-style-name="NormalWeb" style:family="paragraph">
      <style:paragraph-properties style:vertical-align="baseline" fo:margin-top="0in" fo:margin-bottom="0in" fo:background-color="#FFFFFF"/>
      <style:text-properties style:font-name="Calibri" style:font-name-complex="Calibri" style:font-weight-complex="bold" fo:color="#444444"/>
    </style:style>
    <style:style style:name="P84" style:parent-style-name="NormalWeb" style:family="paragraph">
      <style:paragraph-properties style:vertical-align="baseline" fo:margin-top="0in" fo:margin-bottom="0in" fo:background-color="#FFFFFF"/>
    </style:style>
    <style:style style:name="T85" style:parent-style-name="DefaultParagraphFont" style:family="text">
      <style:text-properties style:font-name="Calibri" style:font-name-complex="Calibri" style:font-weight-complex="bold" fo:color="#444444" fo:background-color="#FFFFFF"/>
    </style:style>
    <style:style style:name="T86" style:parent-style-name="DefaultParagraphFont" style:family="text">
      <style:text-properties style:font-name="Calibri" style:font-name-complex="Calibri" style:font-weight-complex="bold" fo:color="#444444" fo:background-color="#FFFFFF"/>
    </style:style>
    <style:style style:name="P87"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88"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fo:language="en" fo:country="US"/>
    </style:style>
    <style:style style:name="P89" style:parent-style-name="trt0xe" style:family="paragraph">
      <style:paragraph-properties fo:margin-top="0in" fo:margin-bottom="0.0416in" fo:background-color="#FFFFFF"/>
      <style:text-properties style:font-name="Calibri" style:font-name-complex="Calibri" style:font-weight-complex="bold" fo:color="#202124"/>
    </style:style>
    <style:style style:name="P90" style:parent-style-name="trt0xe" style:family="paragraph">
      <style:paragraph-properties fo:margin-top="0in" fo:margin-bottom="0.0416in" fo:background-color="#FFFFFF"/>
      <style:text-properties style:font-name="Calibri" style:font-name-complex="Calibri" style:font-weight-complex="bold" fo:color="#202124"/>
    </style:style>
    <style:style style:name="P91" style:parent-style-name="trt0xe" style:family="paragraph">
      <style:paragraph-properties fo:margin-top="0in" fo:margin-bottom="0.0416in" fo:background-color="#FFFFFF"/>
      <style:text-properties style:font-name="Calibri" style:font-name-complex="Calibri" style:font-weight-complex="bold" fo:color="#202124"/>
    </style:style>
    <style:style style:name="P92" style:parent-style-name="trt0xe" style:family="paragraph">
      <style:paragraph-properties fo:margin-top="0in" fo:margin-bottom="0.0416in" fo:background-color="#FFFFFF"/>
      <style:text-properties style:font-name="Calibri" style:font-name-complex="Calibri" style:font-weight-complex="bold" fo:color="#202124"/>
    </style:style>
    <style:style style:name="P93" style:parent-style-name="trt0xe" style:family="paragraph">
      <style:paragraph-properties fo:margin-top="0in" fo:margin-bottom="0.0416in" fo:background-color="#FFFFFF"/>
      <style:text-properties style:font-name="Calibri" style:font-name-complex="Calibri" style:font-weight-complex="bold" fo:color="#202124"/>
    </style:style>
    <style:style style:name="P94" style:parent-style-name="trt0xe" style:family="paragraph">
      <style:paragraph-properties fo:margin-top="0in" fo:margin-bottom="0.0416in" fo:background-color="#FFFFFF"/>
      <style:text-properties style:font-name="Calibri" style:font-name-complex="Calibri" style:font-weight-complex="bold" fo:color="#202124"/>
    </style:style>
    <style:style style:name="P95" style:parent-style-name="trt0xe" style:family="paragraph">
      <style:paragraph-properties fo:margin-top="0in" fo:margin-bottom="0.0416in" fo:background-color="#FFFFFF"/>
      <style:text-properties style:font-name="Calibri" style:font-name-complex="Calibri" style:font-weight-complex="bold" fo:color="#202124"/>
    </style:style>
    <style:style style:name="P96"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97"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98"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99"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100"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01"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102" style:parent-style-name="trt0xe" style:family="paragraph">
      <style:paragraph-properties fo:margin-top="0in" fo:margin-bottom="0.0416in" fo:background-color="#FFFFFF"/>
    </style:style>
    <style:style style:name="T103" style:parent-style-name="DefaultParagraphFont" style:family="text">
      <style:text-properties style:font-name="Calibri" style:font-name-complex="Calibri" style:font-weight-complex="bold"/>
    </style:style>
    <style:style style:name="T104" style:parent-style-name="DefaultParagraphFont" style:family="text">
      <style:text-properties style:font-name="Calibri" style:font-name-complex="Calibri" style:font-weight-complex="bold" fo:color="#202124"/>
    </style:style>
    <style:style style:name="P105" style:parent-style-name="trt0xe" style:family="paragraph">
      <style:paragraph-properties fo:margin-top="0in" fo:margin-bottom="0.0416in" fo:background-color="#FFFFFF"/>
      <style:text-properties style:font-name="Calibri" style:font-name-complex="Calibri" style:font-weight-complex="bold" fo:color="#202124"/>
    </style:style>
    <style:style style:name="P106" style:parent-style-name="trt0xe" style:family="paragraph">
      <style:paragraph-properties fo:margin-top="0in" fo:margin-bottom="0.0416in" fo:background-color="#FFFFFF"/>
      <style:text-properties style:font-name="Calibri" style:font-name-complex="Calibri" style:font-weight-complex="bold" fo:color="#202124"/>
    </style:style>
    <style:style style:name="P107" style:parent-style-name="trt0xe" style:family="paragraph">
      <style:paragraph-properties fo:margin-top="0in" fo:margin-bottom="0.0416in" fo:background-color="#FFFFFF"/>
      <style:text-properties style:font-name="Calibri" style:font-name-complex="Calibri" style:font-weight-complex="bold" fo:color="#202124"/>
    </style:style>
    <style:style style:name="P108" style:parent-style-name="trt0xe" style:family="paragraph">
      <style:paragraph-properties fo:margin-top="0in" fo:margin-bottom="0.0416in" fo:background-color="#FFFFFF"/>
      <style:text-properties style:font-name="Calibri" style:font-name-complex="Calibri" style:font-weight-complex="bold" fo:color="#202124"/>
    </style:style>
    <style:style style:name="P109" style:parent-style-name="trt0xe" style:family="paragraph">
      <style:paragraph-properties fo:margin-top="0in" fo:margin-bottom="0.0416in" fo:background-color="#FFFFFF"/>
      <style:text-properties style:font-name="Calibri" style:font-name-complex="Calibri" style:font-weight-complex="bold" fo:color="#202124"/>
    </style:style>
    <style:style style:name="P110"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11"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112" style:parent-style-name="Standard" style:family="paragraph">
      <style:paragraph-properties fo:margin-top="0.1666in" fo:margin-bottom="0.1666in"/>
    </style:style>
    <style:style style:name="T113" style:parent-style-name="DefaultParagraphFont" style:family="text">
      <style:text-properties style:font-name="Calibri" style:font-name-complex="Calibri" style:font-weight-complex="bold" fo:font-size="12pt" style:font-size-asian="12pt" style:font-size-complex="12pt"/>
    </style:style>
    <style:style style:name="T114"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T115" style:parent-style-name="DefaultParagraphFont" style:family="text">
      <style:text-properties style:font-name="Calibri" style:font-name-complex="Calibri" style:font-weight-complex="bold" fo:color="#202124" fo:font-size="12pt" style:font-size-asian="12pt" style:font-size-complex="12pt" fo:background-color="#FFFFFF" fo:language="en" fo:country="US"/>
    </style:style>
    <style:style style:name="P116"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17" style:parent-style-name="Standard" style:family="paragraph">
      <style:text-properties style:font-name="Calibri" style:font-name-complex="Calibri" style:font-weight-complex="bold" fo:font-size="12pt" style:font-size-asian="12pt" style:font-size-complex="12pt"/>
    </style:style>
    <style:style style:name="P118" style:parent-style-name="Standard" style:family="paragraph">
      <style:paragraph-properties fo:break-before="page" fo:margin-top="0.1666in" fo:margin-bottom="0.1666in"/>
      <style:text-properties style:font-name="Calibri" style:font-name-complex="Calibri" style:font-weight-complex="bold" fo:font-size="12pt" style:font-size-asian="12pt" style:font-size-complex="12pt"/>
    </style:style>
    <style:style style:name="P119"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120" style:parent-style-name="Normal" style:family="paragraph">
      <style:paragraph-properties fo:background-color="#FFFFFF"/>
    </style:style>
    <style:style style:name="T121" style:parent-style-name="DefaultParagraphFont" style:family="text">
      <style:text-properties style:font-name="Calibri" style:font-name-complex="Calibri" style:font-weight-complex="bold"/>
    </style:style>
    <style:style style:name="T122" style:parent-style-name="DefaultParagraphFont" style:family="text">
      <style:text-properties style:font-name="Calibri" style:font-name-complex="Calibri" style:font-weight-complex="bold" fo:color="#202124"/>
    </style:style>
    <style:style style:name="P123" style:parent-style-name="Standard" style:family="paragraph">
      <style:paragraph-properties fo:margin-top="0.1666in" fo:margin-bottom="0.1666in"/>
    </style:style>
    <style:style style:name="T124" style:parent-style-name="hgkelc" style:family="text">
      <style:text-properties style:font-name="Calibri" style:font-name-complex="Calibri" style:font-weight-complex="bold" fo:color="#202124" fo:font-size="12pt" style:font-size-asian="12pt" style:font-size-complex="12pt" fo:background-color="#FFFFFF"/>
    </style:style>
    <style:style style:name="T125" style:parent-style-name="hgkelc" style:family="text">
      <style:text-properties style:font-name="Calibri" style:font-name-complex="Calibri" style:font-weight-complex="bold" fo:color="#202124" fo:font-size="12pt" style:font-size-asian="12pt" style:font-size-complex="12pt" fo:background-color="#FFFFFF"/>
    </style:style>
    <style:style style:name="P126"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127" style:parent-style-name="Standard" style:family="paragraph">
      <style:paragraph-properties fo:margin-top="0.1666in" fo:margin-bottom="0.1666in"/>
    </style:style>
    <style:style style:name="T128" style:parent-style-name="DefaultParagraphFont" style:family="text">
      <style:text-properties style:font-name="Calibri" style:font-name-complex="Calibri" style:font-weight-complex="bold" fo:font-size="12pt" style:font-size-asian="12pt" style:font-size-complex="12pt"/>
    </style:style>
    <style:style style:name="T129"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130"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131" style:parent-style-name="Standard" style:family="paragraph">
      <style:paragraph-properties fo:margin-top="0.1666in"/>
      <style:text-properties style:font-name="Calibri" style:font-name-complex="Calibri" style:font-weight-complex="bold" fo:font-size="12pt" style:font-size-asian="12pt" style:font-size-complex="12pt"/>
    </style:style>
    <style:style style:name="P132" style:parent-style-name="Standard" style:family="paragraph">
      <style:text-properties style:font-name="Calibri" style:font-name-complex="Calibri" style:font-weight-complex="bold" fo:font-size="12pt" style:font-size-asian="12pt" style:font-size-complex="12pt"/>
    </style:style>
    <style:style style:name="P133" style:parent-style-name="Standard" style:family="paragraph">
      <style:text-properties style:font-name="Calibri" style:font-name-complex="Calibri" style:font-weight-complex="bold" fo:font-size="12pt" style:font-size-asian="12pt" style:font-size-complex="12pt"/>
    </style:style>
    <style:style style:name="P134" style:parent-style-name="Standard" style:family="paragraph">
      <style:paragraph-properties fo:margin-bottom="0.1666in"/>
      <style:text-properties style:font-name="Calibri" style:font-name-complex="Calibri" style:font-weight-complex="bold" fo:font-size="12pt" style:font-size-asian="12pt" style:font-size-complex="12pt"/>
    </style:style>
    <style:style style:name="P135" style:parent-style-name="Standard" style:family="paragraph"/>
    <style:style style:name="T136" style:parent-style-name="DefaultParagraphFont" style:family="text">
      <style:text-properties style:font-name="Calibri" style:font-name-complex="Calibri" style:font-weight-complex="bold" fo:font-size="12pt" style:font-size-asian="12pt" style:font-size-complex="12pt"/>
    </style:style>
    <style:style style:name="T137" style:parent-style-name="DefaultParagraphFont" style:family="text">
      <style:text-properties style:font-name="Calibri" style:font-name-complex="Calibri" style:font-weight-complex="bold" fo:font-size="12pt" style:font-size-asian="12pt" style:font-size-complex="12pt" fo:language="en" fo:country="US"/>
    </style:style>
    <style:style style:name="T138" style:parent-style-name="DefaultParagraphFont" style:family="text">
      <style:text-properties style:font-name="Calibri" style:font-name-complex="Calibri" style:font-weight-complex="bold" fo:font-size="12pt" style:font-size-asian="12pt" style:font-size-complex="12pt"/>
    </style:style>
    <style:style style:name="P139" style:parent-style-name="Standard" style:family="paragraph">
      <style:paragraph-properties fo:margin-bottom="0.1666in" fo:margin-left="0.25in">
        <style:tab-stops/>
      </style:paragraph-properties>
      <style:text-properties style:font-name="Calibri" style:font-name-complex="Calibri" style:font-weight-complex="bold" fo:font-size="12pt" style:font-size-asian="12pt" style:font-size-complex="12pt" fo:language="en" fo:country="US"/>
    </style:style>
    <style:style style:name="P140" style:parent-style-name="Standard" style:family="paragraph">
      <style:paragraph-properties fo:margin-bottom="0.1666in" fo:margin-left="0.25in">
        <style:tab-stops/>
      </style:paragraph-properties>
    </style:style>
    <style:style style:name="T141" style:parent-style-name="DefaultParagraphFont" style:family="text">
      <style:text-properties style:font-name="Calibri" style:font-name-complex="Calibri" style:font-weight-complex="bold" fo:color="#202124" fo:font-size="12pt" style:font-size-asian="12pt" style:font-size-complex="12pt" fo:background-color="#FFFFFF" fo:language="en" fo:country="US"/>
    </style:style>
    <style:style style:name="T142"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T143"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144" style:parent-style-name="Normal" style:family="paragraph">
      <style:paragraph-properties style:vertical-align="baseline" style:line-height-at-least="0.3333in" fo:background-color="#FFFFFF"/>
    </style:style>
    <style:style style:name="T145" style:parent-style-name="DefaultParagraphFont" style:family="text">
      <style:text-properties style:font-name="Calibri" style:font-name-complex="Calibri" style:font-weight-complex="bold" fo:color="#000000"/>
    </style:style>
    <style:style style:name="T146" style:parent-style-name="DefaultParagraphFont" style:family="text">
      <style:text-properties style:font-name="Calibri" style:font-name-complex="Calibri" style:font-weight-complex="bold" fo:color="#000000"/>
    </style:style>
    <style:style style:name="T147" style:parent-style-name="DefaultParagraphFont" style:family="text">
      <style:text-properties style:font-name="Calibri" style:font-name-complex="Calibri" style:font-weight-complex="bold" fo:color="#000000"/>
    </style:style>
    <style:style style:name="T148" style:parent-style-name="DefaultParagraphFont" style:family="text">
      <style:text-properties style:font-name="Calibri" style:font-name-complex="Calibri" style:font-weight-complex="bold" fo:color="#000000"/>
    </style:style>
    <style:style style:name="T149" style:parent-style-name="DefaultParagraphFont" style:family="text">
      <style:text-properties style:font-name="Calibri" style:font-name-complex="Calibri" style:font-weight-complex="bold" fo:color="#000000"/>
    </style:style>
    <style:style style:name="T150" style:parent-style-name="DefaultParagraphFont" style:family="text">
      <style:text-properties style:font-name="Calibri" style:font-name-complex="Calibri" style:font-weight-complex="bold" fo:color="#000000"/>
    </style:style>
    <style:style style:name="T151" style:parent-style-name="DefaultParagraphFont" style:family="text">
      <style:text-properties style:font-name="Calibri" style:font-name-complex="Calibri" style:font-weight-complex="bold" fo:color="#000000"/>
    </style:style>
    <style:style style:name="T152" style:parent-style-name="DefaultParagraphFont" style:family="text">
      <style:text-properties style:font-name="Calibri" style:font-name-complex="Calibri" style:font-weight-complex="bold" fo:color="#000000"/>
    </style:style>
    <style:style style:name="P153" style:parent-style-name="Normal" style:family="paragraph">
      <style:paragraph-properties style:vertical-align="baseline" fo:margin-bottom="0.1562in" style:line-height-at-least="0.3333in" fo:background-color="#FFFFFF"/>
      <style:text-properties style:font-name="Calibri" style:font-name-complex="Calibri" style:font-weight-complex="bold" fo:color="#000000"/>
    </style:style>
    <style:style style:name="P154" style:parent-style-name="Standard" style:family="paragraph">
      <style:paragraph-properties fo:margin-bottom="0.1666in" fo:margin-left="0.25in">
        <style:tab-stops/>
      </style:paragraph-properties>
      <style:text-properties style:font-name="Calibri" style:font-name-complex="Calibri" style:font-weight-complex="bold" fo:font-size="12pt" style:font-size-asian="12pt" style:font-size-complex="12pt"/>
    </style:style>
    <style:style style:name="P155"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56"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57"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58"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59"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60"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61"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62"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63"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64"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65"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66"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67"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68"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69"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70" style:parent-style-name="Standard" style:family="paragraph">
      <style:text-properties style:font-name="Calibri" style:font-name-complex="Calibri" style:font-weight-complex="bold" fo:font-size="12pt" style:font-size-asian="12pt" style:font-size-complex="12pt"/>
    </style:style>
    <style:style style:name="P171" style:parent-style-name="Standard" style:family="paragraph">
      <style:paragraph-properties fo:break-before="page" fo:margin-top="0.1666in" fo:margin-bottom="0.1666in"/>
      <style:text-properties style:font-name="Calibri" style:font-name-complex="Calibri" style:font-weight-complex="bold" fo:font-size="12pt" style:font-size-asian="12pt" style:font-size-complex="12pt"/>
    </style:style>
    <style:style style:name="P172"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173" style:parent-style-name="Standard" style:family="paragraph">
      <style:paragraph-properties fo:margin-top="0.1666in" fo:margin-bottom="0.1666in"/>
    </style:style>
    <style:style style:name="T174" style:parent-style-name="DefaultParagraphFont" style:family="text">
      <style:text-properties style:font-name="Calibri" style:font-name-complex="Calibri" style:font-weight-complex="bold" fo:font-size="12pt" style:font-size-asian="12pt" style:font-size-complex="12pt"/>
    </style:style>
    <style:style style:name="T175"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176"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177" style:parent-style-name="Standard" style:family="paragraph">
      <style:paragraph-properties fo:margin-top="0.1666in" fo:margin-bottom="0.1666in"/>
    </style:style>
    <style:style style:name="T178" style:parent-style-name="DefaultParagraphFont" style:family="text">
      <style:text-properties style:font-name="Calibri" style:font-name-complex="Calibri" style:font-weight-complex="bold" fo:font-size="12pt" style:font-size-asian="12pt" style:font-size-complex="12pt"/>
    </style:style>
    <style:style style:name="T179"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180"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181" style:parent-style-name="Standard" style:family="paragraph">
      <style:paragraph-properties fo:margin-top="0.1666in" fo:margin-bottom="0.1666in"/>
    </style:style>
    <style:style style:name="T182" style:parent-style-name="DefaultParagraphFont" style:family="text">
      <style:text-properties style:font-name="Calibri" style:font-name-complex="Calibri" style:font-weight-complex="bold" fo:font-size="12pt" style:font-size-asian="12pt" style:font-size-complex="12pt"/>
    </style:style>
    <style:style style:name="T183" style:parent-style-name="DefaultParagraphFont" style:family="text">
      <style:text-properties style:font-name="Calibri" style:font-name-complex="Calibri" style:font-weight-complex="bold" fo:font-size="12pt" style:font-size-asian="12pt" style:font-size-complex="12pt" fo:language="en" fo:country="US"/>
    </style:style>
    <style:style style:name="T184" style:parent-style-name="DefaultParagraphFont" style:family="text">
      <style:text-properties style:font-name="Calibri" style:font-name-complex="Calibri" style:font-weight-complex="bold" fo:font-size="12pt" style:font-size-asian="12pt" style:font-size-complex="12pt" fo:language="en" fo:country="US"/>
    </style:style>
    <style:style style:name="P185"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186" style:parent-style-name="Standard" style:family="paragraph">
      <style:paragraph-properties fo:margin-top="0.1666in" fo:margin-bottom="0.1666in"/>
    </style:style>
    <style:style style:name="T187" style:parent-style-name="DefaultParagraphFont" style:family="text">
      <style:text-properties style:font-name="Calibri" style:font-name-complex="Calibri" style:font-weight-complex="bold" fo:font-size="12pt" style:font-size-asian="12pt" style:font-size-complex="12pt"/>
    </style:style>
    <style:style style:name="T188" style:parent-style-name="DefaultParagraphFont" style:family="text">
      <style:text-properties style:font-name="Calibri" style:font-name-complex="Calibri" style:font-weight-complex="bold" fo:color="#666666" fo:font-size="12pt" style:font-size-asian="12pt" style:font-size-complex="12pt" fo:background-color="#FFFFFF"/>
    </style:style>
    <style:style style:name="T189" style:parent-style-name="DefaultParagraphFont" style:family="text">
      <style:text-properties style:font-name="Calibri" style:font-name-complex="Calibri" style:font-weight-complex="bold" fo:color="#666666" fo:font-size="12pt" style:font-size-asian="12pt" style:font-size-complex="12pt" fo:background-color="#FFFFFF"/>
    </style:style>
    <style:style style:name="T190" style:parent-style-name="DefaultParagraphFont" style:family="text">
      <style:text-properties style:font-name="Calibri" style:font-name-complex="Calibri" style:font-weight-complex="bold" fo:color="#666666" fo:font-size="12pt" style:font-size-asian="12pt" style:font-size-complex="12pt" fo:background-color="#FFFFFF"/>
    </style:style>
    <style:style style:name="P191"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192" style:parent-style-name="Standard" style:family="paragraph">
      <style:paragraph-properties fo:margin-top="0.1666in" fo:margin-bottom="0.1666in"/>
    </style:style>
    <style:style style:name="T193" style:parent-style-name="DefaultParagraphFont" style:family="text">
      <style:text-properties style:font-name="Calibri" style:font-name-complex="Calibri" style:font-weight-complex="bold" fo:font-size="12pt" style:font-size-asian="12pt" style:font-size-complex="12pt"/>
    </style:style>
    <style:style style:name="T194" style:parent-style-name="DefaultParagraphFont" style:family="text">
      <style:text-properties style:font-name="Calibri" style:font-name-complex="Calibri" style:font-weight-complex="bold" fo:font-size="12pt" style:font-size-asian="12pt" style:font-size-complex="12pt" fo:language="en" fo:country="US"/>
    </style:style>
    <style:style style:name="T195"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T196" style:parent-style-name="DefaultParagraphFont" style:family="text">
      <style:text-properties style:font-name="Calibri" style:font-name-complex="Calibri" style:font-weight-complex="bold" fo:color="#202124" fo:font-size="12pt" style:font-size-asian="12pt" style:font-size-complex="12pt" fo:background-color="#FFFFFF" fo:language="en" fo:country="US"/>
    </style:style>
    <style:style style:name="P197"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98"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199"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00"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01"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02"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03"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04"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05"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06"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07"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08"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09" style:parent-style-name="Standard" style:family="paragraph">
      <style:text-properties style:font-name="Calibri" style:font-name-complex="Calibri" style:font-weight-complex="bold" fo:font-size="12pt" style:font-size-asian="12pt" style:font-size-complex="12pt"/>
    </style:style>
    <style:style style:name="P210" style:parent-style-name="Standard" style:family="paragraph">
      <style:paragraph-properties fo:break-before="page" fo:margin-top="0.1666in" fo:margin-bottom="0.1666in"/>
      <style:text-properties style:font-name="Calibri" style:font-name-complex="Calibri" style:font-weight-complex="bold" fo:font-size="12pt" style:font-size-asian="12pt" style:font-size-complex="12pt"/>
    </style:style>
    <style:style style:name="P211"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212" style:parent-style-name="Standard" style:family="paragraph">
      <style:paragraph-properties fo:margin-top="0.1666in" fo:margin-bottom="0.1666in"/>
    </style:style>
    <style:style style:name="T213" style:parent-style-name="DefaultParagraphFont" style:family="text">
      <style:text-properties style:font-name="Calibri" style:font-name-complex="Calibri" style:font-weight-complex="bold" fo:font-size="12pt" style:font-size-asian="12pt" style:font-size-complex="12pt"/>
    </style:style>
    <style:style style:name="T214"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215"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216" style:parent-style-name="Standard" style:family="paragraph">
      <style:paragraph-properties fo:margin-top="0.1666in" fo:margin-bottom="0.1666in"/>
    </style:style>
    <style:style style:name="T217" style:parent-style-name="DefaultParagraphFont" style:family="text">
      <style:text-properties style:font-name="Calibri" style:font-name-complex="Calibri" style:font-weight-complex="bold" fo:font-size="12pt" style:font-size-asian="12pt" style:font-size-complex="12pt"/>
    </style:style>
    <style:style style:name="T218"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T219"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220"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221" style:parent-style-name="Standard" style:family="paragraph">
      <style:paragraph-properties fo:margin-top="0.1666in" fo:margin-bottom="0.1666in"/>
    </style:style>
    <style:style style:name="T222" style:parent-style-name="DefaultParagraphFont" style:family="text">
      <style:text-properties style:font-name="Calibri" style:font-name-complex="Calibri" style:font-weight-complex="bold" fo:font-size="12pt" style:font-size-asian="12pt" style:font-size-complex="12pt"/>
    </style:style>
    <style:style style:name="T223" style:parent-style-name="DefaultParagraphFont" style:family="text">
      <style:text-properties style:font-name="Calibri" style:font-name-complex="Calibri" style:font-weight-complex="bold" fo:color="#202124" fo:font-size="12pt" style:font-size-asian="12pt" style:font-size-complex="12pt" fo:background-color="#FFFFFF" fo:language="en" fo:country="US"/>
    </style:style>
    <style:style style:name="T224"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T225"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226"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227" style:parent-style-name="Standard" style:family="paragraph">
      <style:paragraph-properties fo:margin-top="0.1666in" fo:margin-bottom="0.1666in"/>
    </style:style>
    <style:style style:name="T228" style:parent-style-name="DefaultParagraphFont" style:family="text">
      <style:text-properties style:font-name="Calibri" style:font-name-complex="Calibri" style:font-weight-complex="bold" fo:font-size="12pt" style:font-size-asian="12pt" style:font-size-complex="12pt"/>
    </style:style>
    <style:style style:name="T229"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T230"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231"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32"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33"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34"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35"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36"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37"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38"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39"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40"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41"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42"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43"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44"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45"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46" style:parent-style-name="Standard" style:family="paragraph">
      <style:paragraph-properties fo:break-before="page"/>
      <style:text-properties style:font-name="Calibri" style:font-name-complex="Calibri" style:font-weight-complex="bold" fo:font-size="12pt" style:font-size-asian="12pt" style:font-size-complex="12pt"/>
    </style:style>
    <style:style style:name="P247"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48" style:parent-style-name="Standard" style:family="paragraph">
      <style:paragraph-properties fo:margin-top="0.1666in" fo:margin-bottom="0.1666in"/>
    </style:style>
    <style:style style:name="T249" style:parent-style-name="DefaultParagraphFont" style:family="text">
      <style:text-properties style:font-name="Calibri" style:font-name-complex="Calibri" style:font-weight-complex="bold" fo:font-size="12pt" style:font-size-asian="12pt" style:font-size-complex="12pt"/>
    </style:style>
    <style:style style:name="T250"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251"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252" style:parent-style-name="Standard" style:family="paragraph">
      <style:paragraph-properties fo:margin-top="0.1666in" fo:margin-bottom="0.1666in"/>
    </style:style>
    <style:style style:name="T253" style:parent-style-name="DefaultParagraphFont" style:family="text">
      <style:text-properties style:font-name="Calibri" style:font-name-complex="Calibri" style:font-weight-complex="bold" fo:font-size="12pt" style:font-size-asian="12pt" style:font-size-complex="12pt"/>
    </style:style>
    <style:style style:name="T254"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255"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256" style:parent-style-name="Standard" style:family="paragraph">
      <style:paragraph-properties fo:margin-top="0.1666in" fo:margin-bottom="0.1666in"/>
    </style:style>
    <style:style style:name="T257" style:parent-style-name="DefaultParagraphFont" style:family="text">
      <style:text-properties style:font-name="Calibri" style:font-name-complex="Calibri" style:font-weight-complex="bold" fo:font-size="12pt" style:font-size-asian="12pt" style:font-size-complex="12pt"/>
    </style:style>
    <style:style style:name="T258"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T259"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260"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261" style:parent-style-name="Standard" style:family="paragraph">
      <style:paragraph-properties fo:margin-top="0.1666in" fo:margin-bottom="0.1666in"/>
    </style:style>
    <style:style style:name="T262" style:parent-style-name="DefaultParagraphFont" style:family="text">
      <style:text-properties style:font-name="Calibri" style:font-name-complex="Calibri" style:font-weight-complex="bold" fo:font-size="12pt" style:font-size-asian="12pt" style:font-size-complex="12pt"/>
    </style:style>
    <style:style style:name="T263"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264"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65"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66"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67"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68"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69"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70"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71"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72"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73"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74"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75"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76"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77"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78"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79"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80"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281" style:parent-style-name="NormalWeb" style:family="paragraph">
      <style:paragraph-properties style:vertical-align="baseline" fo:margin-top="0in" fo:margin-bottom="0.2854in" fo:background-color="#FFFFFF"/>
    </style:style>
    <style:style style:name="T282" style:parent-style-name="DefaultParagraphFont" style:family="text">
      <style:text-properties style:font-name="Calibri" style:font-name-complex="Calibri" style:font-weight-complex="bold"/>
    </style:style>
    <style:style style:name="T283" style:parent-style-name="DefaultParagraphFont" style:family="text">
      <style:text-properties style:font-name="Calibri" style:font-name-complex="Calibri" style:font-weight-complex="bold"/>
    </style:style>
    <style:style style:name="T284" style:parent-style-name="DefaultParagraphFont" style:family="text">
      <style:text-properties style:font-name="Calibri" style:font-name-complex="Calibri" style:font-weight-complex="bold" fo:color="#000000"/>
    </style:style>
    <style:style style:name="T285" style:parent-style-name="DefaultParagraphFont" style:family="text">
      <style:text-properties style:font-name="Calibri" style:font-name-complex="Calibri" style:font-weight-complex="bold"/>
    </style:style>
    <style:style style:name="T286" style:parent-style-name="DefaultParagraphFont" style:family="text">
      <style:text-properties style:font-name="Calibri" style:font-name-complex="Calibri" style:font-weight-complex="bold" fo:color="#000000"/>
    </style:style>
    <style:style style:name="P287"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88"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289" style:parent-style-name="Standard" style:family="paragraph">
      <style:paragraph-properties fo:margin-top="0.1666in" fo:margin-bottom="0.1666in"/>
    </style:style>
    <style:style style:name="T290" style:parent-style-name="DefaultParagraphFont" style:family="text">
      <style:text-properties style:font-name="Calibri" style:font-name-complex="Calibri" style:font-weight-complex="bold" fo:font-size="12pt" style:font-size-asian="12pt" style:font-size-complex="12pt"/>
    </style:style>
    <style:style style:name="T291"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292"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293" style:parent-style-name="Standard" style:family="paragraph">
      <style:paragraph-properties fo:margin-top="0.1666in" fo:margin-bottom="0.1666in"/>
    </style:style>
    <style:style style:name="T294" style:parent-style-name="DefaultParagraphFont" style:family="text">
      <style:text-properties style:font-name="Calibri" style:font-name-complex="Calibri" style:font-weight-complex="bold" fo:font-size="12pt" style:font-size-asian="12pt" style:font-size-complex="12pt"/>
    </style:style>
    <style:style style:name="T295" style:parent-style-name="DefaultParagraphFont" style:family="text">
      <style:text-properties style:font-name="Calibri" style:font-name-complex="Calibri" style:font-weight-complex="bold" fo:font-size="12pt" style:font-size-asian="12pt" style:font-size-complex="12pt"/>
    </style:style>
    <style:style style:name="T296"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297"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298"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299" style:parent-style-name="Standard" style:family="paragraph">
      <style:paragraph-properties fo:margin-top="0.1666in" fo:margin-bottom="0.1666in"/>
    </style:style>
    <style:style style:name="T300" style:parent-style-name="DefaultParagraphFont" style:family="text">
      <style:text-properties style:font-name="Calibri" style:font-name-complex="Calibri" style:font-weight-complex="bold" fo:font-size="12pt" style:font-size-asian="12pt" style:font-size-complex="12pt"/>
    </style:style>
    <style:style style:name="T301"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302" style:parent-style-name="Standard" style:family="paragraph">
      <style:paragraph-properties fo:margin-top="0.1666in" fo:margin-bottom="0.1666in"/>
    </style:style>
    <style:style style:name="T303"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304" style:parent-style-name="Standard" style:family="paragraph">
      <style:paragraph-properties fo:margin-top="0.1666in" fo:margin-bottom="0.1666in"/>
    </style:style>
    <style:style style:name="T305" style:parent-style-name="DefaultParagraphFont" style:family="text">
      <style:text-properties style:font-name="Calibri" style:font-name-complex="Calibri" style:font-weight-complex="bold" fo:color="#292929" fo:letter-spacing="-0.0006in" fo:font-size="12pt" style:font-size-asian="12pt" style:font-size-complex="12pt" fo:background-color="#FFFFFF"/>
    </style:style>
    <style:style style:name="T306" style:parent-style-name="DefaultParagraphFont" style:family="text">
      <style:text-properties style:font-name="Calibri" style:font-name-complex="Calibri" style:font-weight-complex="bold" fo:color="#292929" fo:letter-spacing="-0.0006in" fo:font-size="12pt" style:font-size-asian="12pt" style:font-size-complex="12pt" fo:background-color="#FFFFFF"/>
    </style:style>
    <style:style style:name="T307" style:parent-style-name="DefaultParagraphFont" style:family="text">
      <style:text-properties style:font-name="Calibri" style:font-name-complex="Calibri" style:font-weight-complex="bold" fo:color="#292929" fo:letter-spacing="-0.0006in" fo:font-size="12pt" style:font-size-asian="12pt" style:font-size-complex="12pt"/>
    </style:style>
    <style:style style:name="T308" style:parent-style-name="DefaultParagraphFont" style:family="text">
      <style:text-properties style:font-name="Calibri" style:font-name-complex="Calibri" style:font-weight-complex="bold" fo:color="#292929" fo:letter-spacing="-0.0006in" fo:font-size="12pt" style:font-size-asian="12pt" style:font-size-complex="12pt" fo:background-color="#FFFFFF"/>
    </style:style>
    <style:style style:name="T309" style:parent-style-name="DefaultParagraphFont" style:family="text">
      <style:text-properties style:font-name="Calibri" style:font-name-complex="Calibri" style:font-weight-complex="bold" fo:color="#292929" fo:letter-spacing="-0.0006in" fo:font-size="12pt" style:font-size-asian="12pt" style:font-size-complex="12pt"/>
    </style:style>
    <style:style style:name="T310" style:parent-style-name="DefaultParagraphFont" style:family="text">
      <style:text-properties style:font-name="Calibri" style:font-name-complex="Calibri" style:font-weight-complex="bold" fo:color="#292929" fo:letter-spacing="-0.0006in" fo:font-size="12pt" style:font-size-asian="12pt" style:font-size-complex="12pt" fo:background-color="#FFFFFF"/>
    </style:style>
    <style:style style:name="T311" style:parent-style-name="DefaultParagraphFont" style:family="text">
      <style:text-properties style:font-name="Calibri" style:font-name-complex="Calibri" style:font-weight-complex="bold" fo:color="#292929" fo:letter-spacing="-0.0006in" fo:font-size="12pt" style:font-size-asian="12pt" style:font-size-complex="12pt"/>
    </style:style>
    <style:style style:name="T312" style:parent-style-name="DefaultParagraphFont" style:family="text">
      <style:text-properties style:font-name="Calibri" style:font-name-complex="Calibri" style:font-weight-complex="bold" fo:color="#292929" fo:letter-spacing="-0.0006in" fo:font-size="12pt" style:font-size-asian="12pt" style:font-size-complex="12pt" fo:background-color="#FFFFFF"/>
    </style:style>
    <style:style style:name="P313"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316" style:parent-style-name="Standard" style:family="paragraph">
      <style:text-properties style:font-name="Calibri" style:font-name-complex="Calibri" style:font-weight-complex="bold" fo:font-size="12pt" style:font-size-asian="12pt" style:font-size-complex="12pt"/>
    </style:style>
    <style:style style:name="P317" style:parent-style-name="Standard" style:family="paragraph">
      <style:paragraph-properties fo:break-before="page" fo:margin-top="0.1666in" fo:margin-bottom="0.1666in"/>
      <style:text-properties style:font-name="Calibri" style:font-name-complex="Calibri" style:font-weight-complex="bold" fo:font-size="12pt" style:font-size-asian="12pt" style:font-size-complex="12pt"/>
    </style:style>
    <style:style style:name="P318"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319" style:parent-style-name="Standard" style:family="paragraph">
      <style:paragraph-properties fo:margin-top="0.1666in" fo:margin-bottom="0.1666in"/>
    </style:style>
    <style:style style:name="T320" style:parent-style-name="DefaultParagraphFont" style:family="text">
      <style:text-properties style:font-name="Calibri" style:font-name-complex="Calibri" style:font-weight-complex="bold" fo:font-size="12pt" style:font-size-asian="12pt" style:font-size-complex="12pt"/>
    </style:style>
    <style:style style:name="T321"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322" style:parent-style-name="Standard" style:family="paragraph">
      <style:paragraph-properties fo:margin-top="0.1666in" fo:margin-bottom="0.1666in" fo:margin-left="0.25in">
        <style:tab-stops/>
      </style:paragraph-properties>
      <style:text-properties style:font-name="Calibri" style:font-name-complex="Calibri" style:font-weight-complex="bold" fo:font-size="12pt" style:font-size-asian="12pt" style:font-size-complex="12pt"/>
    </style:style>
    <style:style style:name="P323" style:parent-style-name="Normal" style:family="paragraph">
      <style:paragraph-properties fo:background-color="#FFFFFF"/>
    </style:style>
    <style:style style:name="T324" style:parent-style-name="DefaultParagraphFont" style:family="text">
      <style:text-properties style:font-name="Calibri" style:font-name-complex="Calibri" style:font-weight-complex="bold"/>
    </style:style>
    <style:style style:name="T325" style:parent-style-name="DefaultParagraphFont" style:family="text">
      <style:text-properties style:font-name="Calibri" style:font-name-complex="Calibri" style:font-weight-complex="bold" fo:color="#202124"/>
    </style:style>
    <style:style style:name="P326" style:parent-style-name="Normal" style:family="paragraph">
      <style:paragraph-properties fo:margin-bottom="0.0416in" fo:background-color="#FFFFFF"/>
      <style:text-properties style:font-name="Calibri" style:font-name-complex="Calibri" style:font-weight-complex="bold" fo:color="#202124"/>
    </style:style>
    <style:style style:name="P327" style:parent-style-name="Normal" style:family="paragraph">
      <style:paragraph-properties fo:margin-bottom="0.0416in" fo:background-color="#FFFFFF"/>
      <style:text-properties style:font-name="Calibri" style:font-name-complex="Calibri" style:font-weight-complex="bold" fo:color="#202124"/>
    </style:style>
    <style:style style:name="P328" style:parent-style-name="Normal" style:family="paragraph">
      <style:paragraph-properties fo:margin-bottom="0.0416in" fo:background-color="#FFFFFF"/>
      <style:text-properties style:font-name="Calibri" style:font-name-complex="Calibri" style:font-weight-complex="bold" fo:color="#202124"/>
    </style:style>
    <style:style style:name="P329" style:parent-style-name="Normal" style:family="paragraph">
      <style:paragraph-properties fo:margin-bottom="0.0416in" fo:background-color="#FFFFFF"/>
      <style:text-properties style:font-name="Calibri" style:font-name-complex="Calibri" style:font-weight-complex="bold" fo:color="#202124"/>
    </style:style>
    <style:style style:name="P330" style:parent-style-name="Normal" style:family="paragraph">
      <style:paragraph-properties fo:margin-bottom="0.0416in" fo:background-color="#FFFFFF"/>
      <style:text-properties style:font-name="Calibri" style:font-name-complex="Calibri" style:font-weight-complex="bold" fo:color="#202124"/>
    </style:style>
    <style:style style:name="P331" style:parent-style-name="Normal" style:family="paragraph">
      <style:paragraph-properties fo:margin-bottom="0.0416in" fo:background-color="#FFFFFF"/>
      <style:text-properties style:font-name="Calibri" style:font-name-complex="Calibri" style:font-weight-complex="bold" fo:color="#202124"/>
    </style:style>
    <style:style style:name="P332" style:parent-style-name="Standard" style:family="paragraph">
      <style:paragraph-properties fo:margin-top="0.1666in" fo:margin-bottom="0.1666in"/>
      <style:text-properties style:font-name="Calibri" style:font-name-complex="Calibri" style:font-weight-complex="bold" fo:font-size="12pt" style:font-size-asian="12pt" style:font-size-complex="12pt"/>
    </style:style>
    <style:style style:name="P333" style:parent-style-name="Standard" style:family="paragraph">
      <style:text-properties style:font-name="Calibri" style:font-name-complex="Calibri" style:font-weight-complex="bold" fo:font-size="12pt" style:font-size-asian="12pt" style:font-size-complex="12pt"/>
    </style:style>
  </office:automatic-styles>
  <office:body>
    <office:text text:use-soft-page-breaks="true">
      <text:p text:style-name="P1">References:</text:p>
      <text:list text:style-name="WWNum1">
        <text:list-item text:start-value="1">
          <text:p text:style-name="P2"><text:span text:style-name="T3">Starbucks Wiki Page:<text:s/></text:span><text:a xlink:href="https://en.wikipedia.org/wiki/Starbucks" office:target-frame-name="_top" xlink:show="replace"><text:span text:style-name="T4">https://en.wikipedia.org/wiki/Starbucks</text:span></text:a><text:span text:style-name="T5"><text:line-break/></text:span></text:p>
        </text:list-item>
        <text:list-item>
          <text:p text:style-name="P6"><text:span text:style-name="T7">Starbucks in India Wiki Page:<text:s/></text:span><text:a xlink:href="https://en.wikipedia.org/wiki/Tata_Starbucks" office:target-frame-name="_top" xlink:show="replace"><text:span text:style-name="T8">https://en.wikipedia.org/wiki/Tata_Starbucks</text:span></text:a><text:span text:style-name="T9"><text:line-break/></text:span></text:p>
        </text:list-item>
        <text:list-item>
          <text:p text:style-name="P10">Interviews and news articles:<text:tab/></text:p>
        </text:list-item>
      </text:list>
      <text:list text:style-name="WWNum4" text:continue-numbering="true">
        <text:list-item>
          <text:list>
            <text:list-item>
              <text:p text:style-name="P11"><text:a xlink:href="http://everythingexperiential.businessworld.in/article/We-need-to-look-at-marketing-as-an-experience-rather-than-a-transaction-Deepa-Krishnan-Starbucks-India/05-03-2020-185596/" office:target-frame-name="_top" xlink:show="replace"><text:span text:style-name="T12">http://everythingexperiential.businessworld.in/article/We-need-to-look-at-marketing-as-an-experience-rather-than-a-transaction-Deepa-Krishnan-Starbucks-India/05-03-2020-185596/</text:span></text:a><text:span text:style-name="T13"><text:s/>(Mar</text:span><text:span text:style-name="T14">ch 2020)</text:span></text:p>
            </text:list-item>
            <text:list-item>
              <text:p text:style-name="P15"><text:a xlink:href="https://www.indiatoday.in/education-today/featurephilia/story/meet-starbucks-marketing-brain-growth-india-963235-2017-03-01" office:target-frame-name="_top" xlink:show="replace"><text:span text:style-name="T16">https://www.indiatoday.in/education-today/featurephilia/story/meet-starbucks-marketing-brain-growth-india-</text:span><text:span text:style-name="T17">963235-2017-03-01</text:span></text:a><text:span text:style-name="T18"><text:s/>(January 2018)</text:span></text:p>
            </text:list-item>
            <text:list-item>
              <text:p text:style-name="P19"><text:a xlink:href="https://brandequity.economictimes.indiatimes.com/news/marketing/for-starbucks-india-it-is-all-about-creating-the-third-place-experience/56140266" office:target-frame-name="_top" xlink:show="replace"><text:span text:style-name="T20">https://brandequity.economictimes.indiatimes.com/news/marketi</text:span><text:span text:style-name="T21">ng/for-starbucks-india-it-is-all-about-creating-the-third-place-experience/56140266</text:span></text:a><text:span text:style-name="T22"><text:s/>(December 2016)</text:span></text:p>
            </text:list-item>
          </text:list>
        </text:list-item>
      </text:list>
      <text:list text:style-name="WWNum1" text:continue-numbering="true">
        <text:list-item>
          <text:p text:style-name="P23"><text:a xlink:href="https://stories.starbucks.com/stories/2012/starbucks-announces-beverage-innovation-using-green-coffee-extract-with-sta/" office:target-frame-name="_top" xlink:show="replace"><text:span text:style-name="T24">https://stories.sta</text:span><text:span text:style-name="T25">rbucks.com/stories/2012/starbucks-announces-beverage-innovation-using-green-coffee-extract-with-sta/</text:span></text:a><text:span text:style-name="T26"><text:line-break/></text:span></text:p>
        </text:list-item>
        <text:list-item>
          <text:p text:style-name="P27"><text:span text:style-name="T28">Starbucks India menu (without prices):<text:s/></text:span><text:a xlink:href="https://www.starbucks.in/menu-list" office:target-frame-name="_top" xlink:show="replace"><text:span text:style-name="T29">https://www.starbucks.in/menu-list</text:span></text:a><text:span text:style-name="T30"><text:line-break/></text:span></text:p>
        </text:list-item>
        <text:list-item>
          <text:p text:style-name="P31"><text:span text:style-name="T32">Starbucks CP, New Delhi men</text:span><text:span text:style-name="T33">u:<text:s/></text:span><text:a xlink:href="https://magicpin.in/New-Delhi/Connaught-Place-(Cp)/Restaurant/Starbucks/store/1217/menu/" office:target-frame-name="_top" xlink:show="replace"><text:span text:style-name="T34">https://magicpin.in/New-Delhi/Connaught-Place-(Cp)/Restaurant/Starbucks/store/1217/menu/</text:span></text:a><text:span text:style-name="T35"><text:line-break/></text:span></text:p>
        </text:list-item>
        <text:list-item>
          <text:p text:style-name="P36"><text:span text:style-name="T37">Starbucks Corporation’s Marketing Mix (4Ps) Analysis (201</text:span><text:span text:style-name="T38">9):<text:s/></text:span><text:a xlink:href="http://panmore.com/starbucks-coffee-marketing-mix-4ps-analysis" office:target-frame-name="_top" xlink:show="replace"><text:span text:style-name="T39">http://panmore.com/starbucks-coffee-marketing-mix-4ps-analysis</text:span></text:a><text:span text:style-name="T40"><text:line-break/></text:span></text:p>
        </text:list-item>
        <text:list-item>
          <text:p text:style-name="P41"><text:span text:style-name="T42">Starbucks India Marketing Strategy (2016):<text:s/></text:span><text:a xlink:href="https://www.slideshare.net/Rjrockzcool/starbucks-india-marketing-strategy" office:target-frame-name="_top" xlink:show="replace"><text:span text:style-name="T43">https://www.slideshare.net/Rjrockzcool/starbucks-india-marketing-strategy</text:span></text:a><text:span text:style-name="T44"><text:s/></text:span><text:span text:style-name="T45"><text:line-break/></text:span></text:p>
        </text:list-item>
        <text:list-item>
          <text:p text:style-name="P46"><text:span text:style-name="T47">Entry of Starbucks in Indian Market (2016):<text:s/></text:span><text:a xlink:href="https://www.researchgate.net/publication/316600552_Case_Study-_Entry_of_Starbucks_in_Indian_Market" office:target-frame-name="_top" xlink:show="replace"><text:span text:style-name="T48">https://www.researchgate.net/publication/316600552_Case_Study-_Entry_of_Starbucks_in_Indian_Market</text:span></text:a><text:span text:style-name="T49"><text:line-break/></text:span></text:p>
        </text:list-item>
        <text:list-item>
          <text:p text:style-name="P50"><text:span text:style-name="T51">Starbucks Marketing Analysis (2015):<text:s/></text:span><text:a xlink:href="https://www.semanticscholar.org/paper/Starbucks-Marketing-Analysis-Katerina/1d21b5743764f3196cddcb95925059695dad6eeb" office:target-frame-name="_top" xlink:show="replace"><text:span text:style-name="T52">https://www.semanticscholar.org/paper/Starbucks-Marketing-Analysis-Katerina/1d21b5743764f3196cddcb95925059695dad6eeb</text:span></text:a><text:span text:style-name="T53"><text:line-break/></text:span></text:p>
        </text:list-item>
        <text:list-item>
          <text:p text:style-name="P54"><text:span text:style-name="T55">Strategic Marketing: A Case Study of Starbucks (2015):</text:span><text:span text:style-name="T56"><text:s/></text:span><text:a xlink:href="https://www.slideshare.net/YeeJieNg/bumkt6923grouppresentation" office:target-frame-name="_top" xlink:show="replace"><text:span text:style-name="T57">https://www.slideshare.net/YeeJieNg/bumkt6923grouppresentation</text:span></text:a><text:span text:style-name="T58"><text:line-break/></text:span></text:p>
        </text:list-item>
        <text:list-item>
          <text:p text:style-name="P59"><text:span text:style-name="T60">Strategic Analysis of Starbucks Corporation (2014):<text:s/></text:span><text:a xlink:href="https://scholar.harvard.edu/files/nithingeereddy/files/starbucks_case_analysis.pdf" office:target-frame-name="_top" xlink:show="replace"><text:span text:style-name="T61">https://scholar.harvard.edu/files/nithingeereddy/files/starbucks_case_analysis.pdf</text:span></text:a><text:span text:style-name="T62"><text:line-break/></text:span></text:p>
        </text:list-item>
        <text:list-item>
          <text:p text:style-name="P63">Other links:</text:p>
        </text:list-item>
      </text:list>
      <text:list text:style-name="WWNum3">
        <text:list-item>
          <text:p text:style-name="P64"><text:a xlink:href="http://science.knote.com/2014/10/28/starbucks-productivity-secrets/" office:target-frame-name="_top" xlink:show="replace"><text:span text:style-name="T65">http://science.knote.com/2014/10/</text:span><text:span text:style-name="T66">28/starbucks-productivity-secrets/</text:span></text:a></text:p>
        </text:list-item>
        <text:list-item>
          <text:p text:style-name="P67"><text:a xlink:href="http://panmore.com/starbucks-coffee-operations-management-10-decisions-areas-productivity" office:target-frame-name="_top" xlink:show="replace"><text:span text:style-name="T68">http://panmore.com/starbucks-coffee-operations-management-10-decisions-areas-productivity</text:span></text:a></text:p>
        </text:list-item>
        <text:list-item>
          <text:p text:style-name="P69"><text:a xlink:href="https://www.businessinsider.in/retail/5-ways-Starbucks-entices-you-to-spend-more-money/articleshow/46239542.cms" office:target-frame-name="_top" xlink:show="replace"><text:span text:style-name="T70">https://www.businessinsider.in/retail/5-ways-Starbucks-entices-you-to-spend-more-money/articleshow/46239542.cms</text:span></text:a><text:span text:style-name="T71"><text:s text:c="2"/></text:span></text:p>
        </text:list-item>
        <text:list-item>
          <text:p text:style-name="P72"><text:a xlink:href="https://www.business-standard.com/article/companies/starbucks-steps-up-its-india-game-116020301281_1.html" office:target-frame-name="_top" xlink:show="replace"><text:span text:style-name="T73">https://www.business-standard.com/article/companies/starbucks-steps-up-its-india-game-116020301281_1.html</text:span></text:a></text:p>
        </text:list-item>
      </text:list>
      <text:p text:style-name="P74">Questions on Product</text:p>
      <text:p text:style-name="P75">Q1: What is the core product of Starbucks?</text:p>
      <text:p text:style-name="P76"><text:span text:style-name="T77">A1: -</text:span><text:span text:style-name="T78"><text:s/>Coffee beverages</text:span></text:p>
      <text:p text:style-name="P79">Q2: What are the actual and augmented products of Starbucks?</text:p>
      <text:p text:style-name="P80"><text:span text:style-name="T81">A2:<text:s/></text:span><text:span text:style-name="T82">Coffee</text:span></text:p>
      <text:p text:style-name="P83">Actual Level-Brand Name - Features - Quality Level - Design – Packaging</text:p>
      <text:p text:style-name="P84"><text:span text:style-name="T85">Augmented Product- After-sale service - Delivery Service - After-saleand credit -<text:s/></text:span><text:span text:style-name="T86">Installation - Delivery &amp; Credit</text:span></text:p>
      <text:p text:style-name="P87">Q3: What are the various product categories offered by Starbucks?</text:p>
      <text:p text:style-name="P88">A3</text:p>
      <text:list text:style-name="LFO8" text:continue-numbering="true">
        <text:list-item>
          <text:p text:style-name="P89"><text:s/>Coffee.</text:p>
        </text:list-item>
        <text:list-item>
          <text:p text:style-name="P90">Tea.</text:p>
        </text:list-item>
        <text:list-item>
          <text:p text:style-name="P91">Baked Goods.</text:p>
        </text:list-item>
        <text:list-item>
          <text:p text:style-name="P92">Frappuccino.</text:p>
        </text:list-item>
        <text:list-item>
          <text:p text:style-name="P93">Smoothies.</text:p>
        </text:list-item>
        <text:list-item>
          <text:p text:style-name="P94">Starbucks Merchandise (Mugs, Instant coffee etc)</text:p>
        </text:list-item>
        <text:list-item>
          <text:p text:style-name="P95">Other food items and beverages.</text:p>
        </text:list-item>
      </text:list>
      <text:p text:style-name="P96"/>
      <text:p text:style-name="P97">Q4: How has<text:s/>Starbucks adapted its product offering to suit the Indian market?</text:p>
      <text:p text:style-name="P98">A4: Apart from the usual products offered internationally, Starbucks in India has some Indian-style product offerings such as Tandoori Paneer Roll, Chocolate Rossomalai Mousse, Malai Chom Chom Tiramisu, Elaichi Mewa Croissant, Chicken Kathi Roll and Murg Tikka Panini to suit Indian customersAll espressos sold in Indian outlets are made from Indian roasted coffee beans supplied by Tata Coffee. Starbucks also sells Himalayan bottled mineral water. Free Wi-Fi is available at all Starbucks stores</text:p>
      <text:p text:style-name="P99">Q5: How has Starbucks introduced healthy products in its range?</text:p>
      <text:p text:style-name="P100">A5: Starbucks further key health and wellness commitments as part of a foundational change to the global business that will help customers to make informed and improved nutritional choices. The latest innovation sees a review of product formulation in order to reduce sugar, simplify ingredients and improve nutritional information available to customers. The health and<text:s/><text:soft-page-break/>wellness commitments have<text:s/>been developed in response to customer and partner feedback: Reducing average added sugar in indulgent drinks by 25% by the end of 2020 Providing all beverage and food ingredient information online in 2016, as with nutrition In 2015, Starbucks added the sugar-free natural sweetener, Truvia, to its condiment bars; increased the range of flavours of sugar-free syrups to three and introduced coconut milk as a second nondairy alternative in addition to soy milk .</text:p>
      <text:p text:style-name="P101">Q6: Mention an innovation by Starbucks with regard to an existing product.</text:p>
      <text:list text:style-name="LFO9" text:continue-numbering="true">
        <text:list-item>
          <text:p text:style-name="P102"><text:span text:style-name="T103">A6:<text:s/></text:span><text:span text:style-name="T104">Teavana® Oprah Chai Tea. ...</text:span></text:p>
        </text:list-item>
        <text:list-item>
          <text:p text:style-name="P105">Teavana® Shaken Iced Tea. ...</text:p>
        </text:list-item>
        <text:list-item>
          <text:p text:style-name="P106">Fizzio™ Handcrafted Sodas. ...</text:p>
        </text:list-item>
        <text:list-item>
          <text:p text:style-name="P107">Digital Tipping, Shake to Pay, Mobile Order and Pay. ...</text:p>
        </text:list-item>
        <text:list-item>
          <text:p text:style-name="P108">Starbucks Mobile Truck. ...</text:p>
        </text:list-item>
        <text:list-item>
          <text:p text:style-name="P109">Evolution Fresh™ Smoothies.</text:p>
        </text:list-item>
      </text:list>
      <text:p text:style-name="P110"/>
      <text:p text:style-name="P111">Q7: What are some partnerships that Starbucks has entered, from the point of view of product?</text:p>
      <text:p text:style-name="P112"><text:span text:style-name="T113">A7:<text:s/></text:span><text:span text:style-name="T114">Seattle Seahawks</text:span><text:span text:style-name="T115"><text:s/>, Tata Starbucks Limited</text:span></text:p>
      <text:p text:style-name="P116"/>
      <text:p text:style-name="P117"/>
      <text:soft-page-break/>
      <text:p text:style-name="P118">Questions on Price</text:p>
      <text:p text:style-name="P119">Q1: What is the most expensive coffee that Starbucks in CP sells?</text:p>
      <text:p text:style-name="P120"><text:span text:style-name="T121">A1:</text:span><text:span text:style-name="T122"><text:s text:c="2"/>Venti Flat White</text:span></text:p>
      <text:p text:style-name="P123"><text:span text:style-name="T124">The most expensive<text:s/></text:span><text:span text:style-name="T125">Starbucks coffee served was a Super Venti Flat White.</text:span></text:p>
      <text:p text:style-name="P126">Q2: <text:s/>What is the least expensive coffee that Starbucks in CP sells?</text:p>
      <text:p text:style-name="P127"><text:span text:style-name="T128">A2:</text:span><text:span text:style-name="T129"><text:s/>The cheapest coffee you can get at Starbucks would be drip coffee or an americano</text:span></text:p>
      <text:p text:style-name="P130">Q3: Which of the following pricing<text:s/>strategies does Starbucks follow? Justify your answer.</text:p>
      <text:list text:style-name="WWNum2">
        <text:list-item>
          <text:p text:style-name="P131">Economy pricing strategy</text:p>
        </text:list-item>
        <text:list-item>
          <text:p text:style-name="P132">Penetration pricing strategy</text:p>
        </text:list-item>
        <text:list-item>
          <text:p text:style-name="P133">Skimming pricing strategy</text:p>
        </text:list-item>
        <text:list-item>
          <text:p text:style-name="P134">Premium pricing strategy</text:p>
        </text:list-item>
        <text:list-item>
          <text:p text:style-name="P135"><text:span text:style-name="T136">A3: Premium pricing strategy</text:span><text:span text:style-name="T137"><text:s/>&amp;<text:s/></text:span><text:span text:style-name="T138">Skimming pricing strategy</text:span></text:p>
        </text:list-item>
      </text:list>
      <text:p text:style-name="P139"/>
      <text:p text:style-name="P140"><text:span text:style-name="T141">A</text:span><text:span text:style-name="T142">side from inducing people into buying</text:span><text:span text:style-name="T143"><text:s/>Starbucks to experience more than just the commodity, Starbucks employs “the premium pricing” and “price skimming” strategies to increase their profits. Starbucks targets consumers with lower price elasticity for demand.</text:span></text:p>
      <text:p text:style-name="P144"><text:span text:style-name="T145">Premium Pricing involves setting t</text:span><text:span text:style-name="T146">he prices of products higher than comparable products. Businesses usually use it to </text:span><text:a xlink:href="https://goodmanlantern.com/blog/improve-your-pricing-strategy/" office:target-frame-name="_top" xlink:show="replace"><text:span text:style-name="T147">boost profits</text:span></text:a><text:span text:style-name="T148"> in areas where the customer is happy to pay more. Starbucks can charge a premi</text:span><text:span text:style-name="T149">um price because</text:span><text:a xlink:href="https://www.starbucks.com/" office:target-frame-name="_top" xlink:show="replace"><text:span text:style-name="T150"> their entire brand</text:span></text:a><text:span text:style-name="T151"> image is based around luxury. Starbucks sets its prices on a simple idea: high value at moderate cost. When people feel like they are getting a good deal for their money,<text:s/></text:span><text:span text:style-name="T152">they are more likely to pay a higher cost.</text:span></text:p>
      <text:p text:style-name="P153">Starbucks appreciates that the mainstream of their customer base is impervious to price. It uses small price rises that everyday customers may not notice to increase margins.</text:p>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soft-page-break/>
      <text:p text:style-name="P171">Questions on<text:s/>Place</text:p>
      <text:p text:style-name="P172">Q1: How many cities in India have at least one Starbucks store?</text:p>
      <text:p text:style-name="P173"><text:span text:style-name="T174">A1:<text:s/></text:span><text:span text:style-name="T175">  19 Indian cities</text:span></text:p>
      <text:p text:style-name="P176">Q2: What is the total number of Starbucks stores in India?</text:p>
      <text:p text:style-name="P177"><text:span text:style-name="T178">A2:</text:span><text:span text:style-name="T179"><text:s/>221 stores</text:span></text:p>
      <text:p text:style-name="P180">Q3: Which cities in India tend to have a Starbucks store? Why?</text:p>
      <text:p text:style-name="P181"><text:span text:style-name="T182">A3:<text:s/></text:span><text:span text:style-name="T183">2 states &amp; 3 cities in</text:span><text:span text:style-name="T184"><text:s/>2021 Bhopal , Indore, Jaipur<text:s/></text:span></text:p>
      <text:p text:style-name="P185">Q4: Mention an innovation by Starbucks with regard to its store strategy.</text:p>
      <text:p text:style-name="P186"><text:span text:style-name="T187">A4:<text:s/></text:span><text:span text:style-name="T188">Store design, or brand localization, is just one of the creative ways Starbucks connects with its customers, integrating local aesthetics into each</text:span><text:span text:style-name="T189"><text:s/>of its stores. The company’s design studios are strategically located so that designers can better understand their communities. In Times Square, you may discover a theatrical feel inside each store; in the South, designers might pull inspiration from a w</text:span><text:span text:style-name="T190">eathered barn or blues music; and at a store near the beach, colors borrowed from lapping ocean waves may be the latest inspiration.</text:span></text:p>
      <text:p text:style-name="P191">Q5: What are some partnerships that Starbucks has entered, from the point of view of the place?</text:p>
      <text:p text:style-name="P192"><text:span text:style-name="T193">A5:<text:s/></text:span><text:span text:style-name="T194">Tata Group &amp;<text:s/></text:span><text:span text:style-name="T195">Seattle Seahawk</text:span><text:span text:style-name="T196">s</text:span></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soft-page-break/>
      <text:p text:style-name="P210">Questions on Promotion</text:p>
      <text:p text:style-name="P211">Q1: What is the primary means of promotion for Starbucks?</text:p>
      <text:p text:style-name="P212"><text:span text:style-name="T213">A1:<text:s/></text:span><text:span text:style-name="T214">Starbucks uses a large variety of channels to market their product from social media to TV spots and ads</text:span></text:p>
      <text:p text:style-name="P215">Q2: How does Starbucks go about<text:s/>executing its primary means of promotion?</text:p>
      <text:p text:style-name="P216"><text:span text:style-name="T217">A2:</text:span><text:span text:style-name="T218"><text:s/>Strategy. Starbucks predominantly uses its website, social media channels and in-store displays to promote the brand and the products. It also uses sales promotions, events, direct marketing, print media, and P</text:span><text:span text:style-name="T219">R in an integrated manner to multiply the impact of its promotions</text:span></text:p>
      <text:p text:style-name="P220">Q3: What is meant by ‘Third Place’ in the context of the marketing strategy of Starbucks?</text:p>
      <text:p text:style-name="P221"><text:span text:style-name="T222">A3:<text:s/></text:span><text:span text:style-name="T223">T</text:span><text:span text:style-name="T224">hird place environment where everyone is welcome and we can gather, as a community, to share g</text:span><text:span text:style-name="T225">reat coffee and deepen human connection.</text:span></text:p>
      <text:p text:style-name="P226">Q4: What is meant by ‘Fourth Place” in the context of the marketing strategy of Starbucks?</text:p>
      <text:p text:style-name="P227"><text:span text:style-name="T228">A4:<text:s/></text:span><text:span text:style-name="T229">By digital, the implication here is not only about reaching out to a "digitally-savvy audience", but also about creating</text:span><text:span text:style-name="T230"><text:s/>a place that is "digitally-equipped" with a robust mobile and online delivery system. Starbucks calls it the fourth place</text:span></text:p>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soft-page-break/>
      <text:p text:style-name="P246">Questions on People</text:p>
      <text:p text:style-name="P247">Q1: What are the primary target customer segments for Starbucks?</text:p>
      <text:p text:style-name="P248"><text:span text:style-name="T249">A1:</text:span><text:span text:style-name="T250"><text:s/>middle to upper-class men and women.</text:span></text:p>
      <text:p text:style-name="P251">Q2: What is the connection between the target customer segments for Starbucks and its choice of price and place?</text:p>
      <text:p text:style-name="P252"><text:span text:style-name="T253">A2:</text:span><text:span text:style-name="T254"><text:s/>The demographic segmentation by Starbucks is between 25 and 40 years of age with high incomes, the second target group is 18 to 24 year of age and belongs to richer families. ... Starbucks has also segmented its markets by demographically and geographically selecting the store location with educated and coffee lovers.</text:span></text:p>
      <text:p text:style-name="P255">Q3: What are Starbucks employees called?</text:p>
      <text:p text:style-name="P256"><text:span text:style-name="T257">A3:<text:s/></text:span><text:span text:style-name="T258">P</text:span><text:span text:style-name="T259">artners</text:span></text:p>
      <text:p text:style-name="P260">Q4: Mention<text:s/>an innovation by Starbucks with regard to its employee training.</text:p>
      <text:p text:style-name="P261"><text:span text:style-name="T262">A4:<text:s/></text:span><text:span text:style-name="T263">The Barista Basics Training Program provides the initial training for a newly hired barista on essential skills and knowledge required to the barista role at Starbucks Coffee Company. Through the use of simple and intuitive tools, skills are taught through one-to-one delivery and on-the-job training.</text:span></text:p>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Questions on Physical Evidence</text:p>
      <text:p text:style-name="P280">Q1: How does the Starbucks store layout contribute to its marketing<text:s/>strategy?</text:p>
      <text:p text:style-name="P281"><text:span text:style-name="T282">A1:<text:s/></text:span><text:span text:style-name="T283">Starbucks<text:s/></text:span><text:span text:style-name="T284">believe a coffeehouse should be a place to find connection. We believe it should fit seamlessly within its neighborhood. And we believe its environmental impact should be as minimal as possible.</text:span><text:span text:style-name="T285">Starbucks</text:span><text:span text:style-name="T286"><text:s/>store designs are rooted in our coffee heritage, and in our community involvement and environmental stewardship goals. So our designs reflect the character of a store’s surrounding neighborhood and help reduce environmental impacts.</text:span></text:p>
      <text:p text:style-name="P287"/>
      <text:p text:style-name="P288">Q2: What is the Starbucks logo?</text:p>
      <text:p text:style-name="P289"><text:span text:style-name="T290">A2:<text:s/></text:span><text:span text:style-name="T291">The Siren</text:span></text:p>
      <text:p text:style-name="P292">Q3: Has the Starbucks logo evolved over time?</text:p>
      <text:p text:style-name="P293"><text:span text:style-name="T294">A3:</text:span><text:span text:style-name="T295">Yes,</text:span><text:span text:style-name="T296"><text:s/>Starbucks' logo has gone through two previous shifts, most dramatically in 1987, when Starbucks turned a brown woodcut into a green and black image. It dropped "tea" and "spices" from the text and changed the siren from a 16th-century Norse woodcut to a more stylized black-and-white graphic</text:span></text:p>
      <text:p text:style-name="P297">Q4: Can the Starbucks app be considered part of physical evidence in the 7 Ps framework? Justify your answer.</text:p>
      <text:p text:style-name="P298">A4:<text:s/>Yes,<text:s/></text:p>
      <text:p text:style-name="P299"><text:span text:style-name="T300">It is considered as physical evidence in the because<text:s/></text:span><text:span text:style-name="T301">The physical evidence element of the marketing mix refers to the physical environment experienced by the customer. This could mean the design and layout of a shop or website.</text:span></text:p>
      <text:p text:style-name="P302"><text:span text:style-name="T303">Also app is<text:s/></text:span></text:p>
      <text:p text:style-name="P304"><text:span text:style-name="T305"><text:s/>.</text:span><text:span text:style-name="T306">User-friendly design</text:span><text:span text:style-name="T307"><text:line-break/></text:span><text:span text:style-name="T308">• Engaging loyalty program</text:span><text:span text:style-name="T309"><text:line-break/></text:span><text:soft-page-break/><text:span text:style-name="T310">• Mobile pay and ordering</text:span><text:span text:style-name="T311"><text:line-break/></text:span><text:span text:style-name="T312">• Integration with other platforms and services</text:span></text:p>
      <text:p text:style-name="P313"/>
      <text:p text:style-name="P314"/>
      <text:p text:style-name="P315"/>
      <text:p text:style-name="P316"/>
      <text:soft-page-break/>
      <text:p text:style-name="P317">Questions on Process</text:p>
      <text:p text:style-name="P318">Q1: What is the process improvement philosophy that Starbucks adopted a decade ago to improve its productivity?</text:p>
      <text:p text:style-name="P319"><text:span text:style-name="T320">A1:<text:s/></text:span><text:span text:style-name="T321">lean Six Sigma implementation ensures Starbuck's success. It was introduced in early 2000.</text:span></text:p>
      <text:p text:style-name="P322">Q2: What<text:s/>are some of the key metrics that Starbucks uses to measure in-store productivity?</text:p>
      <text:p text:style-name="P323"><text:span text:style-name="T324">A2:<text:s/></text:span><text:span text:style-name="T325">6 Metrics Highlight Starbucks' Strong First-Quarter Results</text:span></text:p>
      <text:list text:style-name="LFO11" text:continue-numbering="true">
        <text:list-item>
          <text:p text:style-name="P326">Revenue growth. Starbucks' revenue for its first quarter of fiscal 2019 rose 9% year over year. ...</text:p>
        </text:list-item>
        <text:list-item>
          <text:p text:style-name="P327">Global comparable-store sales growth. ...</text:p>
        </text:list-item>
        <text:list-item>
          <text:p text:style-name="P328">U.S. comparable-store sales. ...</text:p>
        </text:list-item>
        <text:list-item>
          <text:p text:style-name="P329">Active rewards members. ...</text:p>
        </text:list-item>
        <text:list-item>
          <text:p text:style-name="P330">New store openings. ...</text:p>
        </text:list-item>
        <text:list-item>
          <text:p text:style-name="P331">Comparable-store sales guidance.</text:p>
        </text:list-item>
      </text:list>
      <text:p text:style-name="P332"/>
      <text:p text:style-name="P3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vertical-align="auto"/>
      <style:text-properties style:font-name="Times New Roman" style:font-name-asian="Times New Roman" style:font-name-complex="Times New Roman" fo:font-size="12pt" style:font-size-asian="12pt" style:font-size-complex="12pt" style:language-asian="en" style:country-asian="IN" fo:hyphenate="tru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NormalWeb" style:display-name="Normal (Web)" style:family="paragraph" style:parent-style-name="Normal">
      <style:paragraph-properties fo:margin-top="0.0694in" fo:margin-bottom="0.0694in"/>
      <style:text-properties fo:hyphenate="true"/>
    </style:style>
    <style:style style:name="trt0xe" style:display-name="trt0xe" style:family="paragraph" style:parent-style-name="Normal">
      <style:paragraph-properties fo:margin-top="0.0694in" fo:margin-bottom="0.0694in"/>
      <style:text-properties fo:hyphenate="true"/>
    </style:style>
    <style:style style:name="hgkelc" style:display-name="hgkelc"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leema</meta:initial-creator>
    <dc:creator>nayanaswami@outlook.com</dc:creator>
    <meta:creation-date>2021-10-29T17:27:00Z</meta:creation-date>
    <dc:date>2021-10-29T17:48:00Z</dc:date>
    <meta:template xlink:href="Normal" xlink:type="simple"/>
    <meta:editing-cycles>3</meta:editing-cycles>
    <meta:editing-duration>PT13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26" meta:word-count="2017" meta:character-count="13490" meta:row-count="95" meta:non-whitespace-character-count="11499"/>
  </office:meta>
</office:document-meta>
</file>